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9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756in"/>
    </style:style>
    <style:style style:name="co4" style:family="table-column">
      <style:table-column-properties fo:break-before="auto" style:column-width="1.0327in"/>
    </style:style>
    <style:style style:name="co5" style:family="table-column">
      <style:table-column-properties fo:break-before="auto" style:column-width="1.0429in"/>
    </style:style>
    <style:style style:name="co6" style:family="table-column">
      <style:table-column-properties fo:break-before="auto" style:column-width="1.1075in"/>
    </style:style>
    <style:style style:name="co7" style:family="table-column">
      <style:table-column-properties fo:break-before="auto" style:column-width="1.1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ff"/>
    </style:style>
    <style:style style:name="ce2" style:family="table-cell" style:parent-style-name="Default">
      <style:table-cell-properties fo:background-color="#ccffff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fe7f5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3"/>
        <table:table-column table:style-name="co7" table:number-columns-repeated="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motion</text:p>
          </table:table-cell>
          <table:table-cell office:value-type="string" calcext:value-type="string">
            <text:p>big-6</text:p>
          </table:table-cell>
          <table:table-cell office:value-type="string" calcext:value-type="string">
            <text:p>everyday-categories</text:p>
          </table:table-cell>
          <table:table-cell office:value-type="string" calcext:value-type="string">
            <text:p>occ-categories</text:p>
          </table:table-cell>
          <table:table-cell office:value-type="string" calcext:value-type="string">
            <text:p>fsre-categories</text:p>
          </table:table-cell>
          <table:table-cell office:value-type="string" calcext:value-type="string">
            <text:p>frijda-categories</text:p>
          </table:table-cell>
          <table:table-cell office:value-type="string" calcext:value-type="string">
            <text:p>extra-emotions-1</text:p>
          </table:table-cell>
          <table:table-cell office:value-type="string" calcext:value-type="string">
            <text:p>extra-emotions-2</text:p>
          </table:table-cell>
          <table:table-cell office:value-type="string" calcext:value-type="string">
            <text:p>extra-emotions-3</text:p>
          </table:table-cell>
          <table:table-cell office:value-type="string" calcext:value-type="string">
            <text:p>dimensions</text:p>
          </table:table-cell>
        </table:table-row>
        <table:table-row table:style-name="ro1">
          <table:table-cell table:style-name="ce1" office:value-type="string" calcext:value-type="string">
            <text:p>abandon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horr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bomin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bsorp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stin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eptanc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mir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dor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ffec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ffectionat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fflic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grav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gressive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on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larm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ien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liv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oof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ter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maze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mbi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use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ger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gs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nguish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nim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ticipation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tipath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xie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ath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raisal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reci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ousa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roganc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mil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stonish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ttrac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udaciou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vers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void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war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w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w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wkward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ad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shful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elief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ewilder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itter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am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lessed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old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redo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ver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right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mnes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apabl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autiou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ertain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st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erful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lever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los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loud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erc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old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ss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omposur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romi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ulsio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cer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den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orm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usi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onsciou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onsider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ona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empt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ont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entmen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rari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ourag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ourageou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etous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ritica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ros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riosi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ark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cenc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efea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efi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eligh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nia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pressi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ir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esol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pai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espicabl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etermin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evast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evo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diffide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lig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mension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appointmen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isbelief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isdai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isgra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gu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isillusion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islik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isma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isorient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isrespec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sonance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ist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tre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istrus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isturb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omin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oub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oubt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ea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ul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ager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arnest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as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stasy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gines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o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l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barrassme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ath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mpt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ncourage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ura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ngage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ngross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joymen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lightenmen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nrage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husiasm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vy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oticism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uphori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xasper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xcit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cite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haus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xploit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uberanc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miliar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fascin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fat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fatigu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festivi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flat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fond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olish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forgiv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fortun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freedom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frigh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frisk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frustr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fulfill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furiou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fur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llantr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gay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glad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gle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gloom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utton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good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c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tification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titud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great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ed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ief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ilt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ppin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hard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mon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t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t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helples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hesit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hesitanc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nor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p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hope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horror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hostili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hot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mble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humili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mility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hur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gnora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import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impuls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impulsiv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inadequac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inadequat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incapabl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fferenc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ucemen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ulg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infatu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infec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inferiori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inflamm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infuri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noc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inquisitiv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insecuri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insignific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pir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insul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intent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erest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intimac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intrigu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invulnerabili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rit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ol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ealous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y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jubil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keen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nd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beral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liber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lifeles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veli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livid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loathing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lonel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lous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v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ck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luck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nacy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s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i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lancholy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err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iser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s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tiv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ourn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neg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negativ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neglec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nervou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rvous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neutrali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nonchal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stalgi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numb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bsessio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offensiv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open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optimism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outrag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i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nic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aralysi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ass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assionat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tienc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eace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man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erplexi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suas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turbati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essimism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etrific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t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lay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leasant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easu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ositiv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ower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ower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owerles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reoccup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rovoc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rovocativ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quiet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quirk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g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reassur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rebelliou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recep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receptiv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reenforce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regre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regret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rejec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relax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reliabili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lie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reluct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mor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proa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res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resent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entme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reserv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ignati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resist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respec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restles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revuls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ridicul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dnes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afe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alt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arcasm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isfac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corn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nsitiv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en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eriou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hak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m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ock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hy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kepticism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oth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noop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brie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our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piri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pirited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pit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olid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traight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trength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s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ubborn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tupid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ubmiss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subvers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ulk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ulk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ullen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unn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ur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rpri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uspic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weet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ympath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tear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tenaciou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tenaci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tender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tens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terribl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terror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oughtful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threa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thrill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lera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traged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iump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st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ncertain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nderstanding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neas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nhapp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fic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niqu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npleasant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seles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id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vener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venge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victimiz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vigor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vil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vulnerabili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warm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wear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withdrawn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wo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woe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nde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wonder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worthles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rath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enc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predictability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tency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ensity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 table:number-rows-repeated="104817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Sheet1.A1:Sheet1.I40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0">00/00/0000</text:date>, <text:time style:data-style-name="N2" text:time-value="23:09:47.7817080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5T22:23:04.834221537</meta:creation-date>
    <dc:date>2016-08-10T23:09:55.922130142</dc:date>
    <meta:editing-duration>PT1H17M57S</meta:editing-duration>
    <meta:editing-cycles>80</meta:editing-cycles>
    <meta:generator>LibreOffice/4.2.8.2$Linux_X86_64 LibreOffice_project/420m0$Build-2</meta:generator>
    <meta:document-statistic meta:table-count="1" meta:cell-count="4050" meta:object-count="0"/>
  </office:meta>
</office:document-meta>
</file>